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scadia Code" svg:font-family="'Cascadia Code', 'Courier New', monospace, 'Heck Nerd Font', 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661cm"/>
      <style:text-properties fo:color="#f8f8f2" style:font-name="Cascadia Code" fo:font-size="13.5pt" fo:font-weight="normal" fo:background-color="#272822"/>
    </style:style>
    <style:style style:name="P2" style:family="paragraph" style:parent-style-name="Standard">
      <style:paragraph-properties style:line-height-at-least="0.661cm"/>
    </style:style>
    <style:style style:name="P3" style:family="paragraph" style:parent-style-name="Standard">
      <style:paragraph-properties style:line-height-at-least="0.661cm"/>
      <style:text-properties fo:color="#f8f8f2" style:font-name="Cascadia Code" fo:font-size="13.5pt" fo:font-weight="normal" fo:background-color="#272822"/>
    </style:style>
    <style:style style:name="P4" style:family="paragraph" style:parent-style-name="Standard">
      <style:paragraph-properties style:line-height-at-least="0.661cm"/>
    </style:style>
    <style:style style:name="P5" style:family="paragraph" style:parent-style-name="Standard">
      <style:paragraph-properties fo:margin-top="0cm" fo:margin-bottom="0.499cm" loext:contextual-spacing="false" style:line-height-at-least="0.661cm"/>
    </style:style>
    <style:style style:name="T1" style:family="text">
      <style:text-properties officeooo:rsid="00196b12"/>
    </style:style>
    <style:style style:name="T2" style:family="text">
      <style:text-properties fo:color="#f92672"/>
    </style:style>
    <style:style style:name="T3" style:family="text">
      <style:text-properties fo:color="#66d9ef" fo:font-style="italic"/>
    </style:style>
    <style:style style:name="T4" style:family="text">
      <style:text-properties fo:color="#e6db74"/>
    </style:style>
    <style:style style:name="T5" style:family="text">
      <style:text-properties fo:color="#ae81ff"/>
    </style:style>
    <style:style style:name="T6" style:family="text">
      <style:text-properties fo:color="#f44747"/>
    </style:style>
    <style:style style:name="T7" style:family="text">
      <style:text-properties fo:color="#a6e22e"/>
    </style:style>
    <style:style style:name="T8" style:family="text">
      <style:text-properties officeooo:rsid="001b377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6.</text:p>
      <text:p text:style-name="Standard">Create one project in angular with following details:</text:p>
      <text:p text:style-name="Standard">ts File</text:p>
      <text:p text:style-name="Standard">Make one student array/dictonary with following structure</text:p>
      <text:p text:style-name="Standard">name:Alex, rollno:101, marks:80</text:p>
      <text:p text:style-name="Standard">name:Eric, rollno:102, marks:90name:Ivan, rollno:103, marks:100</text:p>
      <text:p text:style-name="Standard">Html File</text:p>
      <text:p text:style-name="Standard">Traverse that array using ngFor loop and show index, count first, last, odd and even</text:p>
      <text:p text:style-name="Standard">elements [use table to ptint array]</text:p>
      <text:p text:style-name="Standard"/>
      <text:p text:style-name="Standard">.<text:span text:style-name="T1">ts</text:span></text:p>
      <text:p text:style-name="P1">student<text:span text:style-name="T2">:</text:span><text:span text:style-name="T3">any</text:span>[]<text:span text:style-name="T2">=</text:span>[</text:p>
      <text:p text:style-name="P1">{<text:span text:style-name="T4">"name"</text:span>:<text:span text:style-name="T4">"Alex"</text:span>, <text:span text:style-name="T4">"rollno"</text:span>:<text:span text:style-name="T5">101</text:span>, <text:span text:style-name="T4">"marks"</text:span>:<text:span text:style-name="T5">80</text:span>},</text:p>
      <text:p text:style-name="P1">{<text:span text:style-name="T4">"name"</text:span>:<text:span text:style-name="T4">"Eric"</text:span>, <text:span text:style-name="T4">"rollno"</text:span>:<text:span text:style-name="T5">102</text:span>, <text:span text:style-name="T4">"marks"</text:span>:<text:span text:style-name="T5">90</text:span>},</text:p>
      <text:p text:style-name="P1">{ <text:span text:style-name="T4">"name"</text:span>:<text:span text:style-name="T4">"Ivan"</text:span>}];</text:p>
      <text:p text:style-name="Standard"/>
      <text:p text:style-name="Standard"/>
      <text:p text:style-name="Standard">.<text:span text:style-name="T1">html</text:span></text:p>
      <text:p text:style-name="P1">&lt;<text:span text:style-name="T2">body</text:span>&gt;</text:p>
      <text:p text:style-name="P1">&lt;<text:span text:style-name="T2">table</text:span> <text:span text:style-name="T6">border</text:span>=<text:span text:style-name="T4">"2"</text:span>&gt;</text:p>
      <text:p text:style-name="P1">&lt;<text:span text:style-name="T2">tr</text:span>&gt;</text:p>
      <text:p text:style-name="P1">&lt;<text:span text:style-name="T2">th</text:span>&gt;index&lt;/<text:span text:style-name="T2">th</text:span>&gt;</text:p>
      <text:p text:style-name="P1">&lt;<text:span text:style-name="T2">th</text:span>&gt;First&lt;/<text:span text:style-name="T2">th</text:span>&gt;</text:p>
      <text:p text:style-name="P1">&lt;<text:span text:style-name="T2">th</text:span>&gt;Last&lt;/<text:span text:style-name="T2">th</text:span>&gt;</text:p>
      <text:p text:style-name="P1">&lt;<text:span text:style-name="T2">th</text:span>&gt;Odd&lt;/<text:span text:style-name="T2">th</text:span>&gt;</text:p>
      <text:p text:style-name="P1">&lt;<text:span text:style-name="T2">th</text:span>&gt;Even&lt;/<text:span text:style-name="T2">th</text:span>&gt;</text:p>
      <text:p text:style-name="P1">&lt;/<text:span text:style-name="T2">tr</text:span>&gt;</text:p>
      <text:p text:style-name="P1">&lt;<text:span text:style-name="T2">tr</text:span></text:p>
      <text:p text:style-name="P1"><text:span text:style-name="T7">*ngFor</text:span>=<text:span text:style-name="T4">"</text:span><text:span text:style-name="T3">let</text:span> student <text:span text:style-name="T2">of</text:span> student;<text:span text:style-name="T3">let</text:span> i<text:span text:style-name="T2">=</text:span>index;</text:p>
      <text:p text:style-name="P1"><text:span text:style-name="T3">let</text:span> f<text:span text:style-name="T2">=</text:span>first;<text:span text:style-name="T3">let</text:span> l<text:span text:style-name="T2">=</text:span>last;<text:span text:style-name="T3">let</text:span> o<text:span text:style-name="T2">=</text:span>odd;<text:span text:style-name="T3">let</text:span> e<text:span text:style-name="T2">=</text:span>even<text:span text:style-name="T4">"</text:span>&gt;</text:p>
      <text:p text:style-name="P1">&lt;<text:span text:style-name="T2">td</text:span>&gt;{{i}}&lt;/<text:span text:style-name="T2">td</text:span>&gt;</text:p>
      <text:p text:style-name="P1">&lt;<text:span text:style-name="T2">td</text:span>&gt;{{f}}&lt;/<text:span text:style-name="T2">td</text:span>&gt;</text:p>
      <text:p text:style-name="P1">&lt;<text:span text:style-name="T2">td</text:span>&gt;{{l}}&lt;/<text:span text:style-name="T2">td</text:span>&gt;</text:p>
      <text:p text:style-name="P1">&lt;<text:span text:style-name="T2">td</text:span>&gt;{{o}}&lt;/<text:span text:style-name="T2">td</text:span>&gt;</text:p>
      <text:p text:style-name="P1">&lt;<text:span text:style-name="T2">td</text:span>&gt;{{e}}&lt;/<text:span text:style-name="T2">td</text:span>&gt;</text:p>
      <text:p text:style-name="P1">&lt;/<text:span text:style-name="T2">tr</text:span>&gt;</text:p>
      <text:p text:style-name="P2"/>
      <text:p text:style-name="P1">&lt;/<text:span text:style-name="T2">table</text:span>&gt;</text:p>
      <text:p text:style-name="P1">&lt;/<text:span text:style-name="T2">body</text:span>&gt;</text:p>
      <text:p text:style-name="P1"/>
      <text:p text:style-name="P1"/>
      <text:p text:style-name="P1"/>
      <text:p text:style-name="P1"><text:soft-page-break/>.<text:span text:style-name="T8">html</text:span></text:p>
      <text:p text:style-name="P1">&lt;<text:span text:style-name="T2">link</text:span> <text:span text:style-name="T7">rel</text:span>=<text:span text:style-name="T4">"stylesheet"</text:span> <text:span text:style-name="T7">href</text:span>=<text:span text:style-name="T4">"app.component.css"</text:span>&gt;</text:p>
      <text:p text:style-name="P5"/>
      <text:p text:style-name="P1">&lt;<text:span text:style-name="T2">body</text:span>&gt;</text:p>
      <text:p text:style-name="P1">&lt;<text:span text:style-name="T2">h1</text:span> <text:span text:style-name="T7">[ngSwitch]</text:span>=<text:span text:style-name="T4">"</text:span>month<text:span text:style-name="T4">"</text:span>&gt;</text:p>
      <text:p text:style-name="P2"/>
      <text:p text:style-name="P1">&lt;<text:span text:style-name="T2">h1</text:span> <text:span text:style-name="T7">*ngSwitchCase</text:span>=<text:span text:style-name="T4">"</text:span> <text:span text:style-name="T4">'800'"</text:span> <text:span text:style-name="T7">style</text:span>=<text:span text:style-name="T4">"color:red; align:center"</text:span> &gt;red &lt;/<text:span text:style-name="T2">h1</text:span>&gt;</text:p>
      <text:p text:style-name="P1">&lt;<text:span text:style-name="T2">h1</text:span> <text:span text:style-name="T7">*ngSwitchCase</text:span>=<text:span text:style-name="T4">"</text:span> <text:span text:style-name="T4">'400'</text:span> <text:span text:style-name="T4">"</text:span> <text:span text:style-name="T7">style</text:span>=<text:span text:style-name="T4">"color:green; align:left"</text:span>&gt; green &lt;/<text:span text:style-name="T2">h1</text:span>&gt;</text:p>
      <text:p text:style-name="P1">&lt;<text:span text:style-name="T2">h1</text:span> <text:span text:style-name="T7">*ngSwitchCase</text:span>=<text:span text:style-name="T4">"</text:span> <text:span text:style-name="T4">'900'"</text:span> <text:span text:style-name="T7">style</text:span>=<text:span text:style-name="T4">"color:blue; align:center"</text:span>&gt; blue &lt;/<text:span text:style-name="T2">h1</text:span>&gt;</text:p>
      <text:p text:style-name="P5"/>
      <text:p text:style-name="P1">&lt;/<text:span text:style-name="T2">h1</text:span>&gt;</text:p>
      <text:p text:style-name="P1">&lt;/<text:span text:style-name="T2">body</text:span>&gt;</text:p>
      <text:p text:style-name="P1"/>
      <text:p text:style-name="P1"/>
      <text:p text:style-name="P1"/>
      <text:p text:style-name="P1">.<text:span text:style-name="T8">ts</text:span></text:p>
      <text:p text:style-name="P1">month<text:span text:style-name="T2">=</text:span><text:span text:style-name="T5">900</text:span></text:p>
      <text:p text:style-name="P1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scadia Code" svg:font-family="'Cascadia Code', 'Courier New', monospace, 'Heck Nerd Font', 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9T19:13:11.062495085</meta:creation-date>
    <dc:date>2022-02-10T11:05:35.465433378</dc:date>
    <meta:editing-duration>PT4M7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46" meta:word-count="122" meta:character-count="1064" meta:non-whitespace-character-count="988"/>
  </office:meta>
</office:document-meta>
</file>